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 Mono" fo:font-size="10.3999996185303pt" officeooo:rsid="000d4028" officeooo:paragraph-rsid="000d4028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color="#fc803a" style:font-name="Ubuntu Mono" fo:font-size="10.3999996185303pt"/>
    </style:style>
    <style:style style:name="P4" style:family="paragraph" style:parent-style-name="Preformatted_20_Text">
      <style:paragraph-properties fo:margin-top="0in" fo:margin-bottom="0in" loext:contextual-spacing="false" fo:padding="0in" fo:border="none"/>
    </style:style>
    <style:style style:name="P5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P6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officeooo:rsid="000d4028" officeooo:paragraph-rsid="000d4028"/>
    </style:style>
    <style:style style:name="P7" style:family="paragraph" style:parent-style-name="Standard">
      <style:text-properties officeooo:rsid="000d4028" officeooo:paragraph-rsid="000d4028"/>
    </style:style>
    <style:style style:name="T1" style:family="text">
      <style:text-properties style:font-name="Ubuntu Mono" fo:font-size="10.3999996185303pt"/>
    </style:style>
    <style:style style:name="T2" style:family="text">
      <style:text-properties officeooo:rsid="000d4028"/>
    </style:style>
    <style:style style:name="T3" style:family="text">
      <style:text-properties fo:color="#fc803a"/>
    </style:style>
    <style:style style:name="T4" style:family="text">
      <style:text-properties fo:color="#fc803a" style:font-name="Ubuntu Mono" fo:font-size="10.399999618530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5</text:span> <text:span text:style-name="T2">bulls / 5 years</text:span></text:p>
      <text:p text:style-name="P3"><text:bookmark text:name="rstudio_console_output"/>Averages[Averages$Generation==60,]</text:p>
      <text:p text:style-name="P4"><text:s text:c="8"/><text:span text:style-name="T1">scenario Generation <text:s text:c="2"/>SDGenic MeanGenic SDGenetic MeanGenetic SDGenic_noSt SDGenetic_noSt MeanGenicGenetic SDGenic_Genetic</text:span></text:p>
      <text:p text:style-name="P5">21 <text:s text:c="8"/>BmGen <text:s text:c="8"/>60 0.9588621 <text:s/>4.215617 0.9430025 <text:s text:c="3"/>4.215617 <text:s text:c="4"/>1.892360 <text:s text:c="6"/>1.689903 <text:s text:c="8"/>4.215617 <text:s text:c="6"/>0.9588621</text:p>
      <text:p text:style-name="P5">42 <text:s text:c="8"/>Class <text:s text:c="8"/>60 0.9671086 <text:s/>2.612823 0.9337314 <text:s text:c="3"/>2.612823 <text:s text:c="4"/>1.905649 <text:s text:c="6"/>1.680908 <text:s text:c="8"/>2.612823 <text:s text:c="6"/>0.9671086</text:p>
      <text:p text:style-name="P5">63 <text:s text:c="10"/>Gen <text:s text:c="8"/>60 0.9463492 <text:s/>4.903499 0.9077687 <text:s text:c="3"/>4.903499 <text:s text:c="4"/>1.863594 <text:s text:c="6"/>1.633444 <text:s text:c="8"/>4.903499 <text:s text:c="6"/>0.9463492</text:p>
      <text:p text:style-name="P5">84 <text:s text:c="7"/>GenSLO <text:s text:c="8"/>60 0.9669695 <text:s/>3.538649 0.9117254 <text:s text:c="3"/>3.538649 <text:s text:c="4"/>1.907015 <text:s text:c="6"/>1.648541 <text:s text:c="8"/>3.538649 <text:s text:c="6"/>0.9669695</text:p>
      <text:p text:style-name="P5">105 OtherCowsGen <text:s text:c="8"/>60 0.9602936 <text:s/>3.986713 0.9158942 <text:s text:c="3"/>3.986713 <text:s text:c="4"/>1.893742 1.647632 3.986713 <text:s text:c="6"/>0.9602936</text:p>
      <text:p text:style-name="P5"/>
      <text:p text:style-name="P5"><text:bookmark text:name="rstudio_console_output1"/><text:span text:style-name="T3">&gt; mean</text:span></text:p>
      <text:p text:style-name="P5">Call: lmList(formula = MeanTGV ~ Generation | scenario, data = MeanAverage) </text:p>
      <text:p text:style-name="P5">Coefficients:</text:p>
      <text:p text:style-name="P4"><text:s text:c="13"/><text:span text:style-name="T1">(Intercept) Generation</text:span></text:p>
      <text:p text:style-name="P5">BmGen <text:s text:c="9"/>-8.917157 <text:s/>0.2183921</text:p>
      <text:p text:style-name="P5">Class <text:s text:c="9"/>-5.221996 <text:s/>0.1311570</text:p>
      <text:p text:style-name="P5">Gen <text:s text:c="10"/>-10.359604 <text:s/>0.2558271</text:p>
      <text:p text:style-name="P5">GenSLO <text:s text:c="8"/>-7.324514 <text:s/>0.1813074</text:p>
      <text:p text:style-name="P5">OtherCowsGen <text:s text:c="2"/>-8.221054 <text:s/>0.2044648</text:p>
      <text:p text:style-name="P5"/>
      <text:p text:style-name="P5"><text:bookmark text:name="rstudio_console_output2"/><text:span text:style-name="T3">&gt; avgReg</text:span></text:p>
      <text:p text:style-name="P4"><text:s text:c="2"/><text:span text:style-name="T1">regRep$Scenario regRep$Intercept avgSlope[, 2]</text:span></text:p>
      <text:p text:style-name="P5">1 <text:s text:c="10"/>BmGen <text:s text:c="6"/>0.03101251 <text:s text:c="5"/>51.15447</text:p>
      <text:p text:style-name="P5">2 <text:s text:c="10"/>Class <text:s text:c="6"/>0.07435530 <text:s text:c="5"/>36.60197</text:p>
      <text:p text:style-name="P5">3 <text:s text:c="12"/>Gen <text:s text:c="6"/>0.01635292 <text:s text:c="5"/>41.82958</text:p>
      <text:p text:style-name="P5">4 <text:s text:c="9"/>GenSLO <text:s text:c="5"/>-0.01306092 <text:s text:c="5"/>50.76974</text:p>
      <text:p text:style-name="P5">5 <text:s text:c="3"/>OtherCowsGen <text:s text:c="6"/>0.05867038 <text:s text:c="5"/>48.4300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1 bull / 5 years</text:p>
      <text:p text:style-name="P6"/>
      <text:p text:style-name="P6"><text:bookmark text:name="rstudio_console_output4"/><text:span text:style-name="T3">&gt; Averages[Averages$Generation==60,]</text:span></text:p>
      <text:p text:style-name="P4"><text:s text:c="8"/><text:span text:style-name="T1">scenario Generation <text:s text:c="2"/>SDGenic MeanGenic SDGenetic MeanGenetic SDGenic_noSt SDGenetic_noSt MeanGenicGenetic SDGenic_Genetic</text:span></text:p>
      <text:p text:style-name="P5">21 <text:s text:c="8"/>BmGen <text:s text:c="8"/>60 0.9441955 <text:s/>4.215441 0.9312591 <text:s text:c="3"/>4.215441 <text:s text:c="4"/>1.854141 <text:s text:c="6"/>1.667241 <text:s text:c="8"/>4.215441 <text:s text:c="6"/>0.9441955</text:p>
      <text:p text:style-name="P5">42 <text:s text:c="8"/>Class <text:s text:c="8"/>60 0.9356225 <text:s/>3.364803 0.9187696 <text:s text:c="3"/>3.364803 <text:s text:c="4"/>1.842796 <text:s text:c="6"/>1.646166 <text:s text:c="8"/>3.364803 <text:s text:c="6"/>0.9356225</text:p>
      <text:p text:style-name="P5">63 <text:s text:c="10"/>Gen <text:s text:c="8"/>60 0.8669634 <text:s/>5.574445 0.9036350 <text:s text:c="3"/>5.574445 <text:s text:c="4"/>1.712356 <text:s text:c="6"/>1.586515 <text:s text:c="8"/>5.574445 <text:s text:c="6"/>0.8669634</text:p>
      <text:p text:style-name="P5">84 <text:s text:c="7"/>GenSLO <text:s text:c="8"/>60 0.9369245 <text:s/>3.706648 0.8779244 <text:s text:c="3"/>3.706648 <text:s text:c="4"/>1.825102 <text:s text:c="6"/>1.578923 <text:s text:c="8"/>3.706648 <text:s text:c="6"/>0.9369245</text:p>
      <text:p text:style-name="P5">105 OtherCowsGen <text:s text:c="8"/>60 0.9190221 <text:s/>3.772570 0.9708033 <text:s text:c="3"/>3.772570 <text:s text:c="4"/>1.817980 <text:s text:c="6"/>1.742584 <text:s text:c="8"/>3.772570 <text:s text:c="6"/>0.9190221</text:p>
      <text:p text:style-name="P6"><text:span text:style-name="T3"/></text:p>
      <text:p text:style-name="P6"><text:span text:style-name="T3"/></text:p>
      <text:p text:style-name="P6"><text:bookmark text:name="rstudio_console_output3"/><text:span text:style-name="T3">&gt; mean</text:span></text:p>
      <text:p text:style-name="P5">Call: lmList(formula = MeanTGV ~ Generation | scenario, data = MeanAverage) </text:p>
      <text:p text:style-name="P5">Coefficients:</text:p>
      <text:p text:style-name="P4"><text:s text:c="13"/><text:span text:style-name="T1">(Intercept) Generation</text:span></text:p>
      <text:p text:style-name="P5">BmGen <text:s text:c="9"/>-9.037421 <text:s/>0.2203156</text:p>
      <text:p text:style-name="P5">Class <text:s text:c="9"/>-6.869708 <text:s/>0.1708370</text:p>
      <text:p text:style-name="P5">Gen <text:s text:c="10"/>-11.716135 <text:s/>0.2887283</text:p>
      <text:p text:style-name="P5">GenSLO <text:s text:c="8"/>-7.705919 <text:s/>0.1879664</text:p>
      <text:p text:style-name="P5">OtherCowsGen <text:s text:c="2"/>-7.908697 <text:s/>0.1954839</text:p>
      <text:p text:style-name="P6"/>
      <text:p text:style-name="P2"><text:bookmark text:name="rstudio_console_output5"/><text:span text:style-name="T4">&gt; avgReg</text:span></text:p>
      <text:p text:style-name="P4"><text:s text:c="2"/><text:span text:style-name="T1">regRep$Scenario regRep$Intercept avgSlope[, 2]</text:span></text:p>
      <text:p text:style-name="P5">1 <text:s text:c="10"/>BmGen <text:s text:c="5"/>-0.10484700 <text:s text:c="5"/>32.70799</text:p>
      <text:p text:style-name="P5">2 <text:s text:c="10"/>Class <text:s text:c="6"/>0.07813769 <text:s text:c="5"/>25.27284</text:p>
      <text:p text:style-name="P5">3 <text:s text:c="12"/>Gen <text:s text:c="6"/>0.04130846 <text:s text:c="5"/>15.21056</text:p>
      <text:p text:style-name="P5">4 <text:s text:c="9"/>GenSLO <text:s text:c="5"/>-0.03782598 <text:s text:c="5"/>24.40691</text:p>
      <text:p text:style-name="P5">5 <text:s text:c="3"/>OtherCowsGen <text:s text:c="6"/>0.13095262 <text:s text:c="5"/>18.61269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5 bulls / 1 year</text:p>
      <text:p text:style-name="P1"><text:bookmark text:name="rstudio_console_output7"/><text:span text:style-name="T3">&gt; Averages[Averages$Generation==60,]</text:span></text:p>
      <text:p text:style-name="P4"><text:s text:c="8"/><text:span text:style-name="T1">scenario Generation <text:s text:c="2"/>SDGenic MeanGenic SDGenetic MeanGenetic SDGenic_noSt SDGenetic_noSt MeanGenicGenetic SDGenic_Genetic</text:span></text:p>
      <text:p text:style-name="P5">21 <text:s text:c="8"/>BmGen <text:s text:c="8"/>60 0.9440955 <text:s/>4.496393 0.8851666 <text:s text:c="3"/>4.496393 <text:s text:c="4"/>1.882536 <text:s text:c="6"/>1.580908 <text:s text:c="8"/>4.496393 <text:s text:c="6"/>0.9440955</text:p>
      <text:p text:style-name="P5">42 <text:s text:c="8"/>Class <text:s text:c="8"/>60 0.9591049 <text:s/>2.624182 0.9457761 <text:s text:c="3"/>2.624182 <text:s text:c="4"/>1.882037 <text:s text:c="6"/>1.701777 <text:s text:c="8"/>2.624182 <text:s text:c="6"/>0.9591049</text:p>
      <text:p text:style-name="P5">63 <text:s text:c="10"/>Gen <text:s text:c="8"/>60 0.9235121 <text:s/>6.027883 0.8926514 <text:s text:c="3"/>6.027883 <text:s text:c="4"/>1.825170 <text:s text:c="6"/>1.611707 <text:s text:c="8"/>6.027883 <text:s text:c="6"/>0.9235121</text:p>
      <text:p text:style-name="P5">84 <text:s text:c="7"/>GenSLO <text:s text:c="8"/>60 0.9527284 <text:s/>3.624479 0.8863688 <text:s text:c="3"/>3.624479 <text:s text:c="4"/>1.888902 <text:s text:c="6"/>1.640101 <text:s text:c="8"/>3.624479 <text:s text:c="6"/>0.9527284</text:p>
      <text:p text:style-name="P5">105 OtherCowsGen <text:s text:c="8"/>60 0.9402875 <text:s/>4.541607 0.8805927 <text:s text:c="3"/>4.541607 <text:s text:c="4"/>1.863129 <text:s text:c="6"/>1.593617 <text:s text:c="8"/>4.541607 <text:s text:c="6"/>0.9402875</text:p>
      <text:p text:style-name="P7"/>
      <text:p text:style-name="P1"><text:bookmark text:name="rstudio_console_output6"/><text:span text:style-name="T3">&gt; mean</text:span></text:p>
      <text:p text:style-name="P5">Call: lmList(formula = MeanTGV ~ Generation | scenario, data = MeanAverage) </text:p>
      <text:p text:style-name="P5">Coefficients:</text:p>
      <text:p text:style-name="P4"><text:s text:c="13"/><text:span text:style-name="T1">(Intercept) Generation</text:span></text:p>
      <text:p text:style-name="P5">BmGen <text:s text:c="9"/>-9.352859 <text:s/>0.2296905</text:p>
      <text:p text:style-name="P5">Class <text:s text:c="9"/>-5.240564 <text:s/>0.1323542</text:p>
      <text:p text:style-name="P5">Gen <text:s text:c="10"/>-12.278182 <text:s/>0.3068050</text:p>
      <text:p text:style-name="P5">GenSLO <text:s text:c="8"/>-7.436927 <text:s/>0.1853630</text:p>
      <text:p text:style-name="P5">OtherCowsGen <text:s text:c="2"/>-8.972502 <text:s/>0.2255678</text:p>
      <text:p text:style-name="P4"/>
      <text:p text:style-name="P5"><text:bookmark text:name="rstudio_console_output8"/><text:span text:style-name="T3"><text:s/>avgReg</text:span></text:p>
      <text:p text:style-name="P4"><text:s text:c="2"/><text:span text:style-name="T1">regRep$Scenario regRep$Intercept avgSlope[, 2]</text:span></text:p>
      <text:p text:style-name="P5">1 <text:s text:c="10"/>BmGen <text:s text:c="6"/>-0.2697662 <text:s text:c="5"/>33.53965</text:p>
      <text:p text:style-name="P5">2 <text:s text:c="10"/>Class <text:s text:c="6"/>-0.2190699 <text:s text:c="5"/>31.91329</text:p>
      <text:p text:style-name="P5">3 <text:s text:c="12"/>Gen <text:s text:c="6"/>-0.2279175 <text:s text:c="5"/>32.37664</text:p>
      <text:p text:style-name="P5">4 <text:s text:c="9"/>GenSLO <text:s text:c="6"/>-0.1752336 <text:s text:c="5"/>27.99430</text:p>
      <text:p text:style-name="P4"><text:span text:style-name="T1">5 <text:s text:c="3"/>OtherCowsGen <text:s text:c="6"/>-0.2321188 <text:s text:c="5"/>29.97910</text:span></text:p>
      <text:p text:style-name="P4"><text:span text:style-name="T1"/></text:p>
      <text:p text:style-name="P5"><text:bookmark text:name="rstudio_console_output9"/><text:span text:style-name="T3">&gt; MeanAverage[MeanAverage$Generation==60,]</text:span></text:p>
      <text:p text:style-name="P4"><text:s text:c="8"/><text:span text:style-name="T1">scenario Generation <text:s/>MeanTGV</text:span></text:p>
      <text:p text:style-name="P5">101 <text:s text:c="7"/>BmGen <text:s text:c="8"/>60 4.496393</text:p>
      <text:p text:style-name="P5">102 <text:s text:c="7"/>Class <text:s text:c="8"/>60 2.624182</text:p>
      <text:p text:style-name="P5">103 <text:s text:c="9"/>Gen <text:s text:c="8"/>60 6.027883</text:p>
      <text:p text:style-name="P5">104 <text:s text:c="6"/>GenSLO <text:s text:c="8"/>60 3.624479</text:p>
      <text:p text:style-name="P5">105 OtherCowsGen <text:s text:c="8"/>60 4.541607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8:38.138470623</meta:creation-date>
    <meta:print-date>2018-02-01T14:40:04.029452892</meta:print-date>
    <dc:date>2018-02-01T15:20:36.415857813</dc:date>
    <meta:editing-duration>PT15M37S</meta:editing-duration>
    <meta:editing-cycles>1</meta:editing-cycles>
    <meta:document-statistic meta:table-count="0" meta:image-count="0" meta:object-count="0" meta:page-count="3" meta:paragraph-count="79" meta:word-count="410" meta:character-count="4541" meta:non-whitespace-character-count="3005"/>
    <meta:generator>LibreOffice/5.1.6.2$Linux_X86_64 LibreOffice_project/10m0$Build-2</meta:generator>
  </office:meta>
</office:document-meta>
</file>